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rrator as a scene setup – short description of relevant events / place of action – works great as a sort of introduction. Example:</text:p>
      <text:p text:style-name="P1">Narrator – deep under the great dwarven Fort, two miners makes their way to fresh dug out mining shaft</text:p>
      <text:p text:style-name="P1">A – any idea why we are digging this tunnel?</text:p>
      <text:p text:style-name="P1">B – why do you think anyone would tell me more than you?</text:p>
      <text:p text:style-name="P1"/>
      <text:p text:style-name="P1">Monologuing – the key character of a given scene could speak to them selves in a slightly hushed tone when clearly not talking to someone else. A mid-conversation monologue should be called out by the other party. Example:</text:p>
      <text:p text:style-name="P1">A – what lovely weather we have today</text:p>
      <text:p text:style-name="P1">B – why yes indeed dear Baron</text:p>
      <text:p text:style-name="P1">B (hushed) – lovely weather for you to roll over and die</text:p>
      <text:p text:style-name="P1">A – did you say something?</text:p>
      <text:p text:style-name="P1">B – nothing at all, dear Baron!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8S</meta:editing-duration>
    <meta:editing-cycles>7</meta:editing-cycles>
    <meta:generator>OpenOffice/4.1.13$Win32 OpenOffice.org_project/4113m1$Build-9810</meta:generator>
    <dc:date>2023-02-20T19:33:09.10</dc:date>
    <dc:creator>Jakub </dc:creator>
    <meta:document-statistic meta:table-count="0" meta:image-count="0" meta:object-count="0" meta:page-count="1" meta:paragraph-count="10" meta:word-count="144" meta:character-count="735"/>
    <meta:user-defined meta:name="Info 1"/>
    <meta:user-defined meta:name="Info 2"/>
    <meta:user-defined meta:name="Info 3"/>
    <meta:user-defined meta:name="Info 4"/>
  </office:meta>
</office:document-meta>
</file>